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0.079cm" fo:min-width="9.829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4.605cm" svg:x="3.159cm" svg:y="5.699cm">
          <text:p text:style-name="P1"><text:s text:c="16"/>Virasha Amaraweera</text:p>
          <text:p text:style-name="P1">17020093</text:p>
          <text:p text:style-name="P1">Hi :) &lt;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54.888340287</meta:creation-date>
    <dc:date>2018-02-19T15:53:32.358381565</dc:date>
    <meta:editing-duration>PT40M19S</meta:editing-duration>
    <meta:editing-cycles>3</meta:editing-cycles>
    <meta:generator>LibreOffice/5.1.6.2$Linux_X86_64 LibreOffice_project/10m0$Build-2</meta:generator>
    <meta:document-statistic meta:object-count="1"/>
  </office:meta>
</office:document-meta>
</file>